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c20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b63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adc3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1c6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ffc1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aac3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70c4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de1d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1425a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bc0ae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ca500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dbc1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5892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2a04a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1b004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43bb6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ce280d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06420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34c95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512fa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876c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ced4f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5b68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7c0fc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99907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ca6f5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abfd9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de300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3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font-name-complex="標楷體" style:text-emphasize="none"/>
    </style:style>
    <style:style style:name="T4" style:family="text">
      <style:text-properties fo:color="#1c1c1c"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5" style:family="text">
      <style:text-properties fo:color="#1c1c1c"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6" style:family="text">
      <style:text-properties officeooo:rsid="35c38633" style:font-name-asian="Arial1"/>
    </style:style>
    <style:style style:name="T7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89611282" text:style-name="L1">
        <text:list-item>
          <text:p text:style-name="P1"><text:bookmark text:name="商鞅"/>間諜</text:p>
          <text:list>
            <text:list-item>
              <text:p text:style-name="P2">間諜 的 明顯例子，領導層型間諜、國民群型間諜。</text:p>
            </text:list-item>
            <text:list-item>
              <text:p text:style-name="P3">間諜 的 明顯例子，國家型間諜、商業型間諜。</text:p>
            </text:list-item>
            <text:list-item>
              <text:p text:style-name="P4">間諜 的 明顯例子，政治型間諜、軍事型間諜。</text:p>
              <text:list>
                <text:list-item>
                  <text:p text:style-name="P5">政治型間諜 的 明顯例子，假定，某一特定個體 是 第一個國家的 國民。</text:p>
                  <text:list>
                    <text:list-item>
                      <text:p text:style-name="P5">該個體 服務於、效忠於 第一個國家。</text:p>
                    </text:list-item>
                    <text:list-item>
                      <text:p text:style-name="P5">假定，第一個國家、第二個國家 是 敵對關係。</text:p>
                      <text:list>
                        <text:list-item>
                          <text:p text:style-name="P5">第一個國家（的 領導層、國民群）有機率反感於 第二個國家。</text:p>
                        </text:list-item>
                        <text:list-item>
                          <text:p text:style-name="P5">該敵對關係 有機率是由 第三個國家 產生、維護、強化、操控、控制。</text:p>
                        </text:list-item>
                        <text:list-item>
                          <text:p text:style-name="P5">假定，第一個國家 弱小於 第二個國家、第三個國家。</text:p>
                          <text:list>
                            <text:list-item>
                              <text:p text:style-name="P5">假定，第二個國家、第三個國家（表面上）是 競爭關係。</text:p>
                            </text:list-item>
                            <text:list-item>
                              <text:p text:style-name="P5">第一個國家 有機率 親近、好感於、不反感於 第三個國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該個體 到 第三個國家 留學。</text:p>
                    </text:list-item>
                    <text:list-item>
                      <text:p text:style-name="P5">假定，該個體 被 第三個國家 勸說、吸收。</text:p>
                      <text:list>
                        <text:list-item>
                          <text:p text:style-name="P5">該個體（變成）服務於、效忠於 第三個國家。</text:p>
                        </text:list-item>
                      </text:list>
                    </text:list-item>
                    <text:list-item>
                      <text:p text:style-name="P5">假定，該個體 回到 第一個國家。</text:p>
                    </text:list-item>
                    <text:list-item>
                      <text:p text:style-name="P5">假定，（該個體 足夠 優良，）該個體 進入 第一個國家的 政府、領導層。</text:p>
                      <text:list>
                        <text:list-item>
                          <text:p text:style-name="P5">明顯例子，該個體 成為 官員、領導者。</text:p>
                        </text:list-item>
                      </text:list>
                    </text:list-item>
                    <text:list-item>
                      <text:p text:style-name="P6">由於 職位、職權、權限 關係，其他官員、其他個體 自然而然、理所當然 聽從 該個體。</text:p>
                      <text:list>
                        <text:list-item>
                          <text:p text:style-name="P6">由於 職位、職權 關係，該個體 自然而然 接觸到，第一個國家的大量（機密）情報。</text:p>
                          <text:list>
                            <text:list-item>
                              <text:p text:style-name="P7">由於 職位、職權 關係，該個體 自然而然 感知，國家的 內在物質、內部機制。</text:p>
                            </text:list-item>
                            <text:list-item>
                              <text:p text:style-name="P7">該個體 有機率把（機密）情報 通知給、傳遞給、共享給 第三個國家。</text:p>
                              <text:list>
                                <text:list-item>
                                  <text:p text:style-name="P8">該個體 有機率把（機密）情報 公開 通知給、傳遞給、共享給 第三個國家。</text:p>
                                  <text:list>
                                    <text:list-item>
                                      <text:p text:style-name="P7">明顯例子，該個體 成立（第一個國家、第三個國家 的）聯合組織、會議。</text:p>
                                    </text:list-item>
                                  </text:list>
                                </text:list-item>
                                <text:list-item>
                                  <text:p text:style-name="P9">該個體 有機率把（機密）情報 秘密 通知給、傳遞給、共享給 第三個國家。</text:p>
                                  <text:list>
                                    <text:list-item>
                                      <text:p text:style-name="P7">明顯例子，該個體 旅遊、出差到 第一個國家、第三個國家、第四個國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由於 職位、職權 關係，該個體 自然而然 指揮、操控，第一個國家的 政策、行動。</text:p>
                          <text:list>
                            <text:list-item>
                              <text:p text:style-name="P11">由於 職位、職權 關係，該個體 自然而然 指揮，國家的 思想、決策、行動。</text:p>
                            </text:list-item>
                            <text:list-item>
                              <text:p text:style-name="P12">該個體 有機率聽命於 第三個國家的 指揮。</text:p>
                              <text:list>
                                <text:list-item>
                                  <text:p text:style-name="P12">明顯例子，第三個國家 公開、秘密 明示、暗示 該個體（接下來）要做的事。</text:p>
                                </text:list-item>
                                <text:list-item>
                                  <text:p text:style-name="P13">明顯例子，第三個國家 在會議 秘密暗示，該個體 要下的 命令、政策、輿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該個體 有機率使用（第三個國家 正在、即將 偷窺、竊聽、操控 的）電器。</text:p>
                      <text:list>
                        <text:list-item>
                          <text:p text:style-name="P13">偷窺、竊聽（該個體 在 操作、使用 該電器 的時候，主動、被動 提供的）情報。</text:p>
                        </text:list-item>
                        <text:list-item>
                          <text:p text:style-name="P13">操控 電器，主動、被動 公開、秘密 指示、指揮 該個體。</text:p>
                        </text:list-item>
                        <text:list-item>
                          <text:p text:style-name="P14">偷窺、竊聽、操控 電器，主動、被動 公開、秘密 通訊、聯絡、溝通 該個體。</text:p>
                          <text:list>
                            <text:list-item>
                              <text:p text:style-name="P14">電器 的 明顯例子，電腦、手機、社交軟體、搜尋引擎<text:span text:style-name="T7">、GPS、</text:span>汽車、冰箱、電台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該個體 是 第三個國家 安插的 政治型間諜、國家政治領導層型間諜。</text:p>
                      <text:list>
                        <text:list-item>
                          <text:p text:style-name="P11">第三個國家 直接控制、直接遙控、觀測、聆聽 該個體。</text:p>
                        </text:list-item>
                        <text:list-item>
                          <text:p text:style-name="P15">第三個國家 間接控制、間接遙控、偷窺、竊聽 第一個國家（本身）。</text:p>
                          <text:list>
                            <text:list-item>
                              <text:p text:style-name="P16">第三個國家 間接控制、間接遙控、偷窺、竊聽 第一個國家的 政策、法令、情報。</text:p>
                            </text:list-item>
                            <text:list-item>
                              <text:p text:style-name="P17">第三個國家 間接控制、間接遙控、偷窺、竊聽 第一個國家的 領導層、國民群。</text:p>
                            </text:list-item>
                            <text:list-item>
                              <text:p text:style-name="P17">第三個國家 間接控制、間接遙控、偷窺、竊聽 第一個國家的 思想、決策、行動。</text:p>
                            </text:list-item>
                          </text:list>
                        </text:list-item>
                        <text:list-item>
                          <text:p text:style-name="P18">第一個國家 <text:span text:style-name="T6">↔</text:span> 被控制者。</text:p>
                          <text:list>
                            <text:list-item>
                              <text:p text:style-name="P17">第二個國家 <text:span text:style-name="T6">↔</text:span> 工具者、誘導者、引導者、凝結劑、凝固劑、催化劑。</text:p>
                            </text:list-item>
                            <text:list-item>
                              <text:p text:style-name="P18">第三個國家 <text:span text:style-name="T6">↔</text:span> 控制者、遙控者、獲利者。</text:p>
                            </text:list-item>
                            <text:list-item>
                              <text:p text:style-name="P18">抽象例子，狙擊手 打靶。</text:p>
                              <text:list>
                                <text:list-item>
                                  <text:p text:style-name="P18">工作人員 在 靶的 旁邊，放置 一個高昂的 花瓶。</text:p>
                                </text:list-item>
                                <text:list-item>
                                  <text:p text:style-name="P18">狙擊手 會 打偏。</text:p>
                                </text:list-item>
                                <text:list-item>
                                  <text:p text:style-name="P19">第一個國家 <text:span text:style-name="T6">↔</text:span> 狙擊手。</text:p>
                                  <text:list>
                                    <text:list-item>
                                      <text:p text:style-name="P19">第二個國家 <text:span text:style-name="T6">↔</text:span> 花瓶。</text:p>
                                    </text:list-item>
                                    <text:list-item>
                                      <text:p text:style-name="P19">第三個國家 <text:span text:style-name="T6">↔</text:span> 工作人員。</text:p>
                                    </text:list-item>
                                    <text:list-item>
                                      <text:p text:style-name="P20">第一個國家的 思想、決策、行動 <text:span text:style-name="T6">↔</text:span> 子彈、彈道、（靶上的）彈痕。</text:p>
                                    </text:list-item>
                                    <text:list-item>
                                      <text:p text:style-name="P21">第一個國家的 目標、信念、中心思想 <text:span text:style-name="T6">↔</text:span> 靶。</text:p>
                                      <text:list>
                                        <text:list-item>
                                          <text:p text:style-name="P22">打中紅心 <text:span text:style-name="T6">↔</text:span> 思想、決策、行動（完全）契合、符合、實現 目標。</text:p>
                                        </text:list-item>
                                        <text:list-item>
                                          <text:p text:style-name="P23">遠離紅心 <text:span text:style-name="T6">↔</text:span> 思想、決策、行動 脫離、遠離、背離 目標、信念。</text:p>
                                          <text:list>
                                            <text:list-item>
                                              <text:p text:style-name="P24">有 打到靶 <text:span text:style-name="T6">↔</text:span> 思想、決策、行動（部分）契合、符合、實現 目標。</text:p>
                                            </text:list-item>
                                            <text:list-item>
                                              <text:p text:style-name="P24">沒有 打到靶 <text:span text:style-name="T6">↔</text:span> 思想、決策、行動（完全）脫離、遠離 目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反制。</text:p>
                      <text:list>
                        <text:list-item>
                          <text:p text:style-name="P24">假定，第一個國家、第二個國家 是因為 信念差異，產生出 敵對關係。</text:p>
                          <text:list>
                            <text:list-item>
                              <text:p text:style-name="P24">第一個國家、第二個國家 無視、融合 信念差異，降低、退化 敵對關係。</text:p>
                              <text:list>
                                <text:list-item>
                                  <text:p text:style-name="P24">無視 的 抽象例子，在 兩個 熱源、磁場、個體 之間，放置 絕緣體 隔絕。</text:p>
                                  <text:list>
                                    <text:list-item>
                                      <text:p text:style-name="P25">抽象例子，不改變 自己國家的 信念、政策、教育。</text:p>
                                    </text:list-item>
                                    <text:list-item>
                                      <text:p text:style-name="P26">抽象例子，不改變 其他國家的 信念、政策、教育。</text:p>
                                    </text:list-item>
                                  </text:list>
                                </text:list-item>
                                <text:list-item>
                                  <text:p text:style-name="P25">融合 的 抽象例子，熱平衡。</text:p>
                                  <text:list>
                                    <text:list-item>
                                      <text:p text:style-name="P27">抽象例子，改變 自己國家的 信念、政策、教育，更接近 其他國家。</text:p>
                                    </text:list-item>
                                    <text:list-item>
                                      <text:p text:style-name="P26">抽象例子，改變 其他國家的 信念、政策、教育，更接近 自己國家。</text:p>
                                      <text:list>
                                        <text:list-item>
                                          <text:p text:style-name="P26">明顯例子，美國的 民主外送。</text:p>
                                        </text:list-item>
                                        <text:list-item>
                                          <text:p text:style-name="P26">明顯例子，蘇聯的 共產外送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間諜 的 明顯例子，<text:span text:style-name="T2">第</text:span><text:span text:style-name="T3">a</text:span><text:span text:style-name="T2">層級型態</text:span><text:span text:style-name="T5">個體</text:span><text:span text:style-name="T4">的</text:span><text:span text:style-name="T1">間諜</text:span>。</text:p>
              <text:list>
                <text:list-item>
                  <text:p text:style-name="P29">明顯例子，肉質層型間諜、意識層型間諜、精神層型間諜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8:39:52.533000000</dc:date>
    <meta:editing-duration>P21DT8H47M23S</meta:editing-duration>
    <meta:editing-cycles>12824</meta:editing-cycles>
    <meta:document-statistic meta:table-count="0" meta:image-count="0" meta:object-count="0" meta:page-count="1" meta:paragraph-count="70" meta:word-count="1769" meta:character-count="2039" meta:non-whitespace-character-count="1842"/>
  </office:meta>
</office:document-meta>
</file>